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milesdr15</text:p>
        </text:list-item>
        <text:list-item>
          <text:p text:style-name="P2">Team name: dogwood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<text:span text:style-name="T3">github</text:span></text:p>
        </text:list-item>
        <text:list-item>
          <text:p text:style-name="P3"><text:span text:style-name="T4">codeanywhere</text:span></text:p>
        </text:list-item>
      </text:list>
      <text:h text:style-name="Heading_20_1" text:outline-level="1">Which have you found most potentially useful?</text:h>
      <text:p text:style-name="First_20_paragraph"><text:span text:style-name="T5">codeanywhere</text:span></text:p>
      <text:h text:style-name="Heading_20_2" text:outline-level="2">Why?</text:h>
      <text:p text:style-name="First_20_paragraph"><text:span text:style-name="T6">it</text:span><text:span text:style-name="T7"> </text:span><text:span text:style-name="T8">can</text:span><text:span text:style-name="T9"> </text:span><text:span text:style-name="T10">save</text:span><text:span text:style-name="T11"> </text:span><text:span text:style-name="T12">a</text:span><text:span text:style-name="T13"> </text:span><text:span text:style-name="T14">lot</text:span><text:span text:style-name="T15"> </text:span><text:span text:style-name="T16">of</text:span><text:span text:style-name="T17"> </text:span><text:span text:style-name="T18">time</text:span><text:span text:style-name="T19"> </text:span><text:span text:style-name="T20">if</text:span><text:span text:style-name="T21"> </text:span><text:span text:style-name="T22">used</text:span><text:span text:style-name="T23"> </text:span><text:span text:style-name="T24">correctly</text:span></text:p>
      <text:h text:style-name="Heading_20_1" text:outline-level="1">What tools have been the most difficult to learn?</text:h>
      <text:p text:style-name="First_20_paragraph"><text:span text:style-name="T25">Codeanywhere</text:span></text:p>
      <text:h text:style-name="Heading_20_2" text:outline-level="2">Why have they been particularly difficult to learn and use?</text:h>
      <text:p text:style-name="First_20_paragraph">*because you have to know how to use the codes correctly</text:p>
      <text:h text:style-name="Heading_20_1" text:outline-level="1">What tools would you like to learn more about?</text:h>
      <text:p text:style-name="First_20_paragraph"><text:span text:style-name="T26">I</text:span><text:span text:style-name="T27"> </text:span><text:span text:style-name="T28">would</text:span><text:span text:style-name="T29"> </text:span><text:span text:style-name="T30">like</text:span><text:span text:style-name="T31"> </text:span><text:span text:style-name="T32">to</text:span><text:span text:style-name="T33"> </text:span><text:span text:style-name="T34">learn</text:span><text:span text:style-name="T35"> </text:span><text:span text:style-name="T36">more</text:span><text:span text:style-name="T37"> </text:span><text:span text:style-name="T38">about</text:span><text:span text:style-name="T39"> </text:span><text:span text:style-name="T40">codeanywhere</text:span> * * *</text:p>
      <text:p text:style-name="Text_20_body"><text:span text:style-name="T41">When</text:span><text:span text:style-name="T42"> </text:span><text:span text:style-name="T43">you</text:span><text:span text:style-name="T44"> </text:span><text:span text:style-name="T45">are</text:span><text:span text:style-name="T46"> </text:span><text:span text:style-name="T47">finished</text:span><text:span text:style-name="T48"> </text:span><text:span text:style-name="T49">with</text:span><text:span text:style-name="T50"> </text:span><text:span text:style-name="T51">the</text:span><text:span text:style-name="T52"> </text:span><text:span text:style-name="T53">questions</text:span><text:span text:style-name="T54"> </text:span><text:span text:style-name="T55">in</text:span><text:span text:style-name="T56"> </text:span><text:span text:style-name="T57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